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5c4a" officeooo:paragraph-rsid="001d5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OC id="AFP_ENG_20091204.0026" type="story" &gt;</text:p>
      <text:p text:style-name="P1">&lt;HEADLINE&gt;</text:p>
      <text:p text:style-name="P1">ALERT ¥</text:p>
      <text:p text:style-name="P1">&lt;/HEADLINE&gt;</text:p>
      <text:p text:style-name="P1">&lt;TEXT&gt;</text:p>
      <text:p text:style-name="P1">&lt;P&gt;</text:p>
      <text:p text:style-name="P1">Amanda Knox guilty, jailed for 26 years</text:p>
      <text:p text:style-name="P1">&lt;/P&gt;</text:p>
      <text:p text:style-name="P1">&lt;/TEXT&gt;</text:p>
      <text:p text:style-name="P1">&lt;/DOC&gt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e Hawkins</meta:initial-creator>
    <meta:creation-date>2014-07-29T12:57:51.743226312</meta:creation-date>
    <dc:date>2014-07-29T13:04:11.674230317</dc:date>
    <dc:creator>Natalie Hawkins</dc:creator>
    <meta:editing-duration>P0D</meta:editing-duration>
    <meta:editing-cycles>1</meta:editing-cycles>
    <meta:document-statistic meta:table-count="0" meta:image-count="0" meta:object-count="0" meta:page-count="1" meta:paragraph-count="10" meta:word-count="20" meta:character-count="149" meta:non-whitespace-character-count="129"/>
    <meta:generator>LibreOffice/4.1.5.3$Linux_X86_64 LibreOffice_project/205099f953b4b61c41106e07b17e9e5acc65037</meta:generator>
  </office:meta>
</office:document-meta>
</file>